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B3000009B093764B7DD46A76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b68" officeooo:paragraph-rsid="000dfb68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9.4252in" svg:height="6.6646in" draw:z-index="0"><draw:image xlink:href="Pictures/1000020100000DB3000009B093764B7DD46A7662.png" xlink:type="simple" xlink:show="embed" xlink:actuate="onLoad" loext:mime-type="image/png"/></draw:frame><draw:frame text:anchor-type="paragraph" draw:z-index="1" draw:name="Shape1" draw:style-name="gr1" draw:text-style-name="P2" svg:width="0.5835in" svg:height="0.2398in" svg:x="1.5563in" svg:y="1.8693in"><draw:text-box><text:p><text:span text:style-name="T1">(2010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19:06.976122858</meta:creation-date>
    <dc:date>2019-10-21T12:02:08.106957712</dc:date>
    <meta:editing-duration>PT20M54S</meta:editing-duration>
    <meta:editing-cycles>2</meta:editing-cycles>
    <meta:generator>LibreOffice/6.2.7.1$Linux_X86_64 LibreOffice_project/2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